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9.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subtitle">
      <style:graphic-properties draw:fill-color="#ffffff" fo:min-height="19.4cm"/>
    </style:style>
    <style:style style:name="pr7" style:family="presentation" style:parent-style-name="Standard-subtitle">
      <style:graphic-properties draw:fill-color="#ffffff" fo:min-height="19.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HP PDO</text:p>
          </draw:text-box>
        </draw:frame>
        <draw:frame presentation:style-name="pr2" draw:text-style-name="P1" draw:layer="layout" svg:width="25.199cm" svg:height="13.859cm" svg:x="1.001cm" svg:y="4.741cm" presentation:class="subtitle" presentation:user-transformed="true">
          <draw:text-box>
            <text:p text:style-name="P1">&lt;?php <text:s text:c="4"/></text:p>
            <text:p text:style-name="P1"><text:s text:c="2"/></text:p>
            <text:p text:style-name="P1"><text:span text:style-name="T1">$pdo = new PDO('mysql:host=localhost;dbname=votre_base', 'utilisateur', 'mot_de_passe'); <text:s/></text:span></text:p>
            <text:p text:style-name="P1"><text:s text:c="5"/></text:p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1" draw:layer="layout" svg:width="25.199cm" svg:height="19.6cm" svg:x="1.4cm" svg:y="0.6cm" presentation:class="subtitle" presentation:user-transformed="true">
          <draw:text-box>
            <text:p text:style-name="P1"><text:span text:style-name="T2">&lt;?php <text:s text:c="4"/></text:span></text:p>
            <text:p text:style-name="P1"><text:span text:style-name="T2">require 'sqlconnect.php'; <text:s text:c="4"/></text:span></text:p>
            <text:p text:style-name="P1"/>
            <text:p text:style-name="P1"><text:span text:style-name="T2">$sql = 'DELETE FROM accounts WHERE type = "member"'; <text:s/></text:span></text:p>
            <text:p text:style-name="P1"><text:span text:style-name="T2">$prepare = $pdo-&gt;prepare($sql); <text:s text:c="2"/></text:span></text:p>
            <text:p text:style-name="P1"><text:span text:style-name="T2">$res = $prepare -&gt;exec($sql); <text:s text:c="4"/></text:span></text:p>
            <text:p text:style-name="P1"><text:span text:style-name="T2">$nb = $prepare -&gt;rowCount();</text:span></text:p>
            <text:p text:style-name="P1"/>
            <text:p text:style-name="P1"><text:span text:style-name="T2">echo $nb.' membres ont été supprimés.'; <text:s text:c="4"/></text:span></text:p>
            <text:p text:style-name="P1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6" draw:text-style-name="P1" draw:layer="layout" svg:width="25.199cm" svg:height="19.4cm" svg:x="1.2cm" svg:y="0.6cm" presentation:class="subtitle" presentation:user-transformed="true">
          <draw:text-box>
            <text:p text:style-name="P1">&lt;?php <text:s text:c="3"/></text:p>
            <text:p text:style-name="P1">require 'sqlconnect.php'; <text:s text:c="3"/></text:p>
            <text:p text:style-name="P1"><text:s text:c="4"/></text:p>
            <text:p text:style-name="P1">$sql = 'SELECT * FROM membres'; <text:s text:c="3"/></text:p>
            <text:p text:style-name="P1"/>
            <text:p text:style-name="P1">$req = $pdo-&gt;query($sql); <text:s text:c="3"/></text:p>
            <text:p text:style-name="P1"><text:tab/>while($row = $req-&gt;fetch()) { <text:s text:c="3"/></text:p>
            <text:p text:style-name="P1"><text:tab/><text:tab/>echo '&lt;a href="membre-'.$row['id'].'.html"&gt;'.<text:tab/><text:tab/><text:tab/>$row['pseudo'].'&lt;/a&gt;&lt;br/&gt;'; <text:s text:c="3"/></text:p>
            <text:p text:style-name="P1"><text:s/>} <text:s/></text:p>
            <text:p text:style-name="P1"><text:s text:c="2"/></text:p>
            <text:p text:style-name="P1">$req-&gt;closeCursor(); <text:s text:c="3"/></text:p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3" draw:layer="layout" svg:width="27.2cm" svg:height="19.6cm" svg:x="0.4cm" svg:y="0.8cm" presentation:class="subtitle" presentation:user-transformed="true">
          <draw:text-box>
            <text:p text:style-name="P3">Gestion des erreurs</text:p>
            <text:p text:style-name="P3"/>
            <text:p text:style-name="P1"><text:span text:style-name="T3">&lt;?php</text:span></text:p>
            <text:p text:style-name="P1"/>
            <text:p text:style-name="P1"><text:span text:style-name="T3"><text:s text:c="3"/></text:span><text:span text:style-name="T3">Try{</text:span></text:p>
            <text:p text:style-name="P1"/>
            <text:p text:style-name="P1"><text:span text:style-name="T3"><text:s text:c="6"/></text:span><text:span text:style-name="T3">$pdo=newPDO("mysql:host=localhost;dbname=mabdd","user","12");</text:span></text:p>
            <text:p text:style-name="P1"><text:s text:c="2"/><text:span text:style-name="T3"><text:s/></text:span><text:span text:style-name="T3">}</text:span></text:p>
            <text:p text:style-name="P1"><text:span text:style-name="T3"><text:s text:c="3"/></text:span><text:span text:style-name="T3">catch(PDOException $e){</text:span></text:p>
            <text:p text:style-name="P1"><text:span text:style-name="T3"><text:s text:c="6"/></text:span><text:span text:style-name="T3">echo $e-&gt;getMessage();</text:span></text:p>
            <text:p text:style-name="P1"><text:span text:style-name="T3"><text:s text:c="3"/></text:span><text:span text:style-name="T3">}</text:span></text:p>
            <text:p text:style-name="P1"/>
            <text:p text:style-name="P1"><text:span text:style-name="T3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1" draw:layer="layout" svg:width="27.2cm" svg:height="19.6cm" svg:x="0.4cm" svg:y="0.8cm" presentation:class="subtitle" presentation:user-transformed="true">
          <draw:text-box>
            <text:p text:style-name="P1">&lt;?php</text:p>
            <text:p text:style-name="P1"/>
            <text:p text:style-name="P1"><text:span text:style-name="T3">$ins = $pdo-&gt;prepare("insert into utilisateurs(nom,prenom,login,pass) </text:span></text:p>
            <text:p text:style-name="P1"><text:span text:style-name="T3">values(?,?,?,?)");</text:span></text:p>
            <text:p text:style-name="P1"><text:s text:c="3"/><text:span text:style-name="T1">$ins-&gt;execute(array(</text:span></text:p>
            <text:p text:style-name="P1"><text:span text:style-name="T1"><text:s text:c="6"/></text:span><text:span text:style-name="T1">"Einstein",</text:span></text:p>
            <text:p text:style-name="P1"><text:span text:style-name="T1"><text:s text:c="6"/></text:span><text:span text:style-name="T1">"Albert",</text:span></text:p>
            <text:p text:style-name="P1"><text:span text:style-name="T1"><text:s text:c="6"/></text:span><text:span text:style-name="T1">"a.einstein",</text:span></text:p>
            <text:p text:style-name="P1"><text:span text:style-name="T1"><text:s text:c="6"/></text:span><text:span text:style-name="T1">md5("2020")</text:span></text:p>
            <text:p text:style-name="P1"><text:span text:style-name="T1"><text:s text:c="3"/></text:span><text:span text:style-name="T1">));</text:span></text:p>
            <text:p text:style-name="P1"/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7" draw:text-style-name="P1" draw:layer="layout" svg:width="25.199cm" svg:height="19.2cm" svg:x="1.4cm" svg:y="0.8cm" presentation:class="subtitle" presentation:user-transformed="true">
          <draw:text-box>
            <text:p text:style-name="P1">&lt;?php</text:p>
            <text:p text:style-name="P1"/>
            <text:p text:style-name="P1"><text:s text:c="3"/>$ins = $pdo-&gt;prepare("select * from utilisateurs order by id");</text:p>
            <text:p text:style-name="P1"><text:s text:c="3"/>$ins-&gt;setFetchMode(PDO::FETCH_ASSOC);</text:p>
            <text:p text:style-name="P1"><text:s text:c="3"/>$ins-&gt;execute();</text:p>
            <text:p text:style-name="P1"/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3" draw:layer="layout" svg:width="25.199cm" svg:height="19.6cm" svg:x="1.4cm" svg:y="0.4cm" presentation:class="subtitle" presentation:user-transformed="true">
          <draw:text-box>
            <text:p text:style-name="P3">Le C.R.U.D</text:p>
            <text:p text:style-name="P3"/>
            <text:p text:style-name="P3">C =&gt; Create (insert)</text:p>
            <text:p text:style-name="P3"/>
            <text:p text:style-name="P3">R =&gt; Read (select)</text:p>
            <text:p text:style-name="P3"/>
            <text:p text:style-name="P3">U =&gt; Update (update)</text:p>
            <text:p text:style-name="P3"/>
            <text:p text:style-name="P3">D =&gt; Delete (delete)</text:p>
            <text:p text:style-name="P3"/>
            <text:p text:style-name="P3">Voir VS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4T13:40:13.10</meta:creation-date>
    <meta:editing-duration>PT29S</meta:editing-duration>
    <meta:editing-cycles>2</meta:editing-cycles>
    <dc:date>2022-03-14T13:40:41.10</dc:date>
    <meta:document-statistic meta:object-count="43"/>
    <meta:generator>OpenOffice/4.1.10$Win32 OpenOffice.org_project/4110m2$Build-9807</meta:generator>
  </office:meta>
</office:document-meta>
</file>